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169a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169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b655" officeooo:paragraph-rsid="0005b6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04079a" officeooo:paragraph-rsid="000169a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2381" officeooo:paragraph-rsid="00122381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079a" officeooo:paragraph-rsid="000169a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169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169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169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169a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06" officeooo:paragraph-rsid="000169a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normal" officeooo:rsid="000e3706" officeooo:paragraph-rsid="000169a2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a36bb"/>
    </style:style>
    <style:style style:name="T2" style:family="text">
      <style:text-properties officeooo:rsid="000caa75"/>
    </style:style>
    <style:style style:name="T3" style:family="text">
      <style:text-properties officeooo:rsid="000db72d"/>
    </style:style>
    <style:style style:name="T4" style:family="text">
      <style:text-properties officeooo:rsid="000e3706"/>
    </style:style>
    <style:style style:name="T5" style:family="text">
      <style:text-properties officeooo:rsid="00129511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1.05 Recueil de besoins </text:p>
      <text:p text:style-name="P6"/>
      <text:p text:style-name="P6">_____________________________________________</text:p>
      <text:p text:style-name="P6"/>
      <text:p text:style-name="P6"/>
      <text:p text:style-name="P13"/>
      <text:p text:style-name="P11"><text:span text:style-name="T6">1) Projet et ses objectifs :</text:span></text:p>
      <text:p text:style-name="P11"/>
      <text:p text:style-name="P11">Ce projet visait à crée une entreprise de meubles éco-responsables. Nous devions dans un premier temps réfléchir aux produits proposés, puis, nous concentré sur la communication (site, publicité) ainsi que sur la gestion financière de notre entreprise.</text:p>
      <text:p text:style-name="P11"/>
      <text:p text:style-name="P14"/>
      <text:p text:style-name="P11"><text:span text:style-name="T7">2) Organisation collaborative :</text:span></text:p>
      <text:p text:style-name="P14"/>
      <text:p text:style-name="P11"><text:span text:style-name="T8">Cette SAE devait être réalisé en binôme. Nous avons d’abord ensemble réalisé un tableau de besoin en amont et en aval, afin de déterminé les produits à proposer. Ensuite, nous avons fabriqué un sondage pour le proposer aux autres étudiants, afin de connaître les points importants sur lesquels ce concentré comme :</text:span></text:p>
      <text:p text:style-name="P15"/>
      <text:p text:style-name="P11"><text:span text:style-name="T8">- le meuble le plus essentiel</text:span></text:p>
      <text:p text:style-name="P11"><text:span text:style-name="T8">- le prix de nos meubles</text:span></text:p>
      <text:p text:style-name="P11"><text:span text:style-name="T8">- les mesures éco-responsables les plus appréciées ( Ex : ne pas être livré à domicile, attendre quelques jours pour que les camions ne roulent pas à vide… ) .</text:span></text:p>
      <text:p text:style-name="P15"/>
      <text:p text:style-name="P11"><text:span text:style-name="T8">Enfin, nous avons conçu le produit final, puis nous nous sommes attaqué à la communication de l’entreprise. Je me suis occupé du site web et mon binôme du flyers.</text:span></text:p>
      <text:p text:style-name="P15"/>
      <text:p text:style-name="P15"/>
      <text:p text:style-name="P11"><text:span text:style-name="T7">3) Étapes et difficultés :</text:span></text:p>
      <text:p text:style-name="P14"/>
      <text:p text:style-name="P11"><text:span text:style-name="T8">Le projet était découpé selon moi en trois étapes majeures :</text:span></text:p>
      <text:p text:style-name="P15"/>
      <text:p text:style-name="P11"><text:span text:style-name="T8">- Confection de la base du projet (idée, difficultés de lise en œuvre, recueil d’avis...)</text:span></text:p>
      <text:p text:style-name="P11"><text:span text:style-name="T8">- Création de l’entreprise en elle même (produits concrets, prix...)</text:span></text:p>
      <text:p text:style-name="P11"><text:span text:style-name="T8">- Communication de l’entreprise (site web, flyers, logo...)</text:span></text:p>
      <text:p text:style-name="P15"/>
      <text:p text:style-name="P11"><text:span text:style-name="T8">Cet SAE était la première, nous ne savions pas vraiment à quoi nous attendre. C’était compliqué de s’y mettre car il y avait beaucoup à faire, nous étions trop éparpillé ce qui aurait pu nous faire défaut à cause du temps qui passait très vite. A ce jour, à la moitié de l’année, cette SAE reste la plus ludique et ma préférée.</text:span></text:p>
      <text:p text:style-name="P14"/>
      <text:p text:style-name="P11"><text:span text:style-name="T7">4 ) Amélioration pour l’avenir :</text:span></text:p>
      <text:p text:style-name="P14"/>
      <text:p text:style-name="P12">Se mettre au travail plus efficacement sur le début du projet, se concentrer sur les points importants pour une meilleure compréhensio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editing-duration>PT34M38S</meta:editing-duration>
    <meta:editing-cycles>18</meta:editing-cycles>
    <dc:date>2025-05-23T07:36:41.141000000</dc:date>
    <meta:document-statistic meta:table-count="0" meta:image-count="0" meta:object-count="0" meta:page-count="1" meta:paragraph-count="18" meta:word-count="313" meta:character-count="1867" meta:non-whitespace-character-count="1570"/>
  </office:meta>
</office:document-meta>
</file>